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Textbody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list-style-name="LFO1" style:family="paragraph"/>
    <style:style style:name="T7" style:parent-style-name="Bekezdésalapbetűtípusa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8" style:parent-style-name="Bekezdésalapbetűtípusa" style:family="text">
      <style:text-properties style:text-underline-type="single" style:text-underline-style="solid" style:text-underline-width="auto" style:text-underline-mode="continuous"/>
    </style:style>
    <style:style style:name="P9" style:parent-style-name="Textbody" style:list-style-name="LFO2" style:family="paragraph"/>
    <style:style style:name="P10" style:parent-style-name="Textbody" style:list-style-name="LFO2" style:family="paragraph"/>
    <style:style style:name="P11" style:parent-style-name="Textbody" style:list-style-name="LFO2" style:family="paragraph"/>
    <style:style style:name="P12" style:parent-style-name="Textbody" style:family="paragraph">
      <style:paragraph-properties fo:break-before="page"/>
    </style:style>
    <style:style style:name="T13" style:parent-style-name="Bekezdésalapbetűtípusa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Textbody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5" style:parent-style-name="Textbody" style:list-style-name="LFO3" style:family="paragraph"/>
    <style:style style:name="P16" style:parent-style-name="Textbody" style:list-style-name="LFO3" style:family="paragraph"/>
    <style:style style:name="P17" style:parent-style-name="Textbody" style:list-style-name="LFO3" style:family="paragraph"/>
    <style:style style:name="P18" style:parent-style-name="Textbody" style:list-style-name="LFO3" style:family="paragraph"/>
    <style:style style:name="P19" style:parent-style-name="Textbody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0" style:parent-style-name="Textbody" style:list-style-name="LFO4" style:family="paragraph"/>
    <style:style style:name="P21" style:parent-style-name="Textbody" style:list-style-name="LFO4" style:family="paragraph"/>
    <style:style style:name="P22" style:parent-style-name="Textbody" style:list-style-name="LFO4" style:family="paragraph"/>
    <style:style style:name="P23" style:parent-style-name="Textbody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4" style:parent-style-name="Textbody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5" style:parent-style-name="Textbody" style:list-style-name="LFO5" style:family="paragraph"/>
    <style:style style:name="P26" style:parent-style-name="Textbody" style:list-style-name="LFO5" style:family="paragraph"/>
    <style:style style:name="P27" style:parent-style-name="Textbody" style:list-style-name="LFO5" style:family="paragraph"/>
    <style:style style:name="P28" style:parent-style-name="Textbody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9" style:parent-style-name="Textbody" style:list-style-name="LFO6" style:family="paragraph"/>
    <style:style style:name="P30" style:parent-style-name="Textbody" style:list-style-name="LFO6" style:family="paragraph"/>
    <style:style style:name="P31" style:parent-style-name="Textbody" style:list-style-name="LFO6" style:family="paragraph"/>
    <style:style style:name="P32" style:parent-style-name="Textbody" style:family="paragraph">
      <style:paragraph-properties fo:break-before="page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3" style:parent-style-name="Textbody" style:list-style-name="LFO7" style:family="paragraph">
      <style:paragraph-properties fo:margin-bottom="0in"/>
    </style:style>
    <style:style style:name="P34" style:parent-style-name="Textbody" style:list-style-name="LFO7" style:family="paragraph">
      <style:paragraph-properties fo:margin-bottom="0in"/>
    </style:style>
    <style:style style:name="P35" style:parent-style-name="Textbody" style:list-style-name="LFO7" style:family="paragraph">
      <style:paragraph-properties fo:margin-bottom="0in"/>
    </style:style>
    <style:style style:name="P36" style:parent-style-name="Textbody" style:list-style-name="LFO7" style:family="paragraph">
      <style:paragraph-properties fo:margin-bottom="0in"/>
    </style:style>
    <style:style style:name="P37" style:parent-style-name="Textbody" style:list-style-name="LFO7" style:family="paragraph">
      <style:paragraph-properties fo:margin-bottom="0in"/>
    </style:style>
    <style:style style:name="P38" style:parent-style-name="Textbody" style:family="paragraph">
      <style:paragraph-properties fo:margin-bottom="0in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9" style:parent-style-name="Textbody" style:list-style-name="LFO7" style:family="paragraph">
      <style:paragraph-properties fo:margin-bottom="0in"/>
    </style:style>
    <style:style style:name="P40" style:parent-style-name="Textbody" style:list-style-name="LFO7" style:family="paragraph">
      <style:paragraph-properties fo:margin-bottom="0in"/>
    </style:style>
    <style:style style:name="P41" style:parent-style-name="Textbody" style:list-style-name="LFO7" style:family="paragraph">
      <style:paragraph-properties fo:margin-bottom="0in"/>
    </style:style>
    <style:style style:name="P42" style:parent-style-name="Textbody" style:list-style-name="LFO7" style:family="paragraph">
      <style:paragraph-properties fo:margin-bottom="0in"/>
    </style:style>
    <style:style style:name="P43" style:parent-style-name="Textbody" style:list-style-name="LFO7" style:family="paragraph"/>
  </office:automatic-styles>
  <office:body>
    <office:text text:use-soft-page-breaks="true">
      <text:p text:style-name="P1">MarkDown</text:p>
      <text:p text:style-name="Textbody">MarkDown egy egyszerű, könnyen olvasható és írható jelölőnyelv a formázott szövegekhez. A fő célja, hogy lehetővé tegye a szöveges dokumentumok egyszerű formázását anélkül, hogy bonyolult formázókódot kellene használni. A MarkDown nyelv kifejezéseit egyszerű karakterekkel, például * vagy # jelöljük. Ez lehetővé teszi a címek, listák, linkek, képek és más elemek könnyű beillesztését és formázását. A MarkDown dokumentumokat általában .md vagy .markdown kiterjesztéssel mentik el.</text:p>
      <text:p text:style-name="P2">Előnyök:</text:p>
      <text:list text:style-name="LFO1" text:continue-numbering="true">
        <text:list-item>
          <text:p text:style-name="P3">Egyszerű és könnyen tanulható: A MarkDown rendkívül egyszerű nyelv, amelynek megtanulása és használata gyors és egyszerű. A formázáshoz csak egyszerű jelölőjeleket, mint például * vagy # kell használni.</text:p>
        </text:list-item>
        <text:list-item>
          <text:p text:style-name="P4">Olvasható és emberközpontú: A MarkDown szintaxisa könnyen olvasható és emberközpontú. A dokumentumok természetes megjelenést kapnak, és könnyen követhetők még a formázókódot nem ismerő személyek számára is.</text:p>
        </text:list-item>
        <text:list-item>
          <text:p text:style-name="P5">Platformfüggetlen és támogatott: A MarkDown dokumentumokat szinte bármilyen szövegszerkesztőben létrehozható, és könnyen átalakítható más formátumokra, például HTML, PDF vagy Word.</text:p>
        </text:list-item>
        <text:list-item>
          <text:p text:style-name="P6">Könnyen beilleszthető a webes tartalmakba: A MarkDown kódokat egyszerűen beilleszthető a weboldalak, blogok vagy más webes tartalomkezelő rendszerek szerkesztőjébe. Sok webes platform támogatja a MarkDown szerkesztést.</text:p>
        </text:list-item>
      </text:list>
      <text:p text:style-name="Textbody"><text:span text:style-name="T7">Hátrányok</text:span><text:span text:style-name="T8">:</text:span></text:p>
      <text:list text:style-name="LFO2" text:continue-numbering="true">
        <text:list-item>
          <text:p text:style-name="P9">Korlátozott formázási lehetőségek: A MarkDown szintaxisa egyszerű és korlátozott formázási lehetőségeket kínál. Bár a legtöbb alapvető formázási igény kielégíthető, néhány összetettebb formázási követelmény esetén szükség lehet más nyelvek használatára.</text:p>
        </text:list-item>
        <text:list-item>
          <text:p text:style-name="P10">Hiányos szabvány: A MarkDown nem rendelkezik egyetlen hivatalos szabvánnyal. Ennek eredményeként a MarkDown szintaxisa a különböző implementációk között enyhén eltérhet, ami némi zavart okozhat a dokumentumok átvitelében vagy konvertálásában.</text:p>
        </text:list-item>
        <text:list-item>
          <text:p text:style-name="P11">Hiányos támogatás összetett dokumentumokhoz: Bár a MarkDown kiválóan alkalmas egyszerű szöveges dokumentumokhoz és blogbejegyzésekhez, néhány összetettebb dokumentumstruktúra (például több oldalas jelentések vagy könyvek) létrehozásához kevésbé ideális.</text:p>
        </text:list-item>
      </text:list>
      <text:soft-page-break/>
      <text:p text:style-name="P12"><text:span text:style-name="T13">ReStructuredText</text:span></text:p>
      <text:p text:style-name="Textbody">A reStructuredText egy strukturált jelölőnyelv a szöveges dokumentumokhoz. Célja, hogy lehetővé tegye a dokumentumok könnyű szerkesztését, áttekinthetőségét és átalakítását más formátumokba, például HTML, PDF vagy LaTeX. A reStructuredText erőteljes eszközöket nyújt a címek, bekezdések, listák, táblázatok, kódblokkok és más elemek strukturált megjelenítéséhez. Emellett támogatja a hivatkozások, lábjegyzetek, kereszthivatkozások és más speciális jelöléseket. A reStructuredText dokumentumokat általában .rst kiterjesztéssel mentik el.</text:p>
      <text:p text:style-name="Textbody"/>
      <text:p text:style-name="P14">Előnyök:</text:p>
      <text:list text:style-name="LFO3" text:continue-numbering="true">
        <text:list-item>
          <text:p text:style-name="P15">Gazdag formázási lehetőségek: A reStructuredText széles körű formázási lehetőségeket kínál, amelyek lehetővé teszik az összetett dokumentumok strukturált és formázott megjelenítését. Lehetőséget ad a címek, bekezdések, listák, táblázatok, kódblokkok, matematikai kifejezések és más elemek formázására.</text:p>
        </text:list-item>
        <text:list-item>
          <text:p text:style-name="P16">Rugalmas konverzió más formátumokba: A reStructuredText lehetővé teszi a dokumentumok könnyű konverzióját más formátumokba, például HTML, PDF vagy LaTeX. Ez nagyon hasznos lehet, ha a dokumentumot különböző platformokon vagy médiumokon szeretnéd megjeleníteni vagy megosztani.</text:p>
        </text:list-item>
        <text:list-item>
          <text:p text:style-name="P17">Hivatkozások és kereszthivatkozások támogatása: A reStructuredText lehetővé teszi a hivatkozások, lábjegyzetek, kereszthivatkozások és más speciális jelölések használatát. Ez kényelmes és hatékony módot biztosít a dokumentumokban történő navigálásra és kapcsolódásra.</text:p>
        </text:list-item>
        <text:list-item>
          <text:p text:style-name="P18">Bővíthetőség és testreszabhatóság: A reStructuredText rendelkezik kiterjesztési lehetőségekkel, amelyek lehetővé teszik saját szintaxisi elemek definiálását és további funkciók hozzáadását a nyelvhez. Ez nagyobb rugalmasságot és testreszabhatóságot biztosít a specifikus igények kielégítésére.</text:p>
        </text:list-item>
      </text:list>
      <text:p text:style-name="P19">Hátrányok:</text:p>
      <text:list text:style-name="LFO4" text:continue-numbering="true">
        <text:list-item>
          <text:p text:style-name="P20">Tanulási görbe: A reStructuredText tanulási görbéje kissé meredekebb lehet, mint a másik egyszerűbb jelölőnyelveké, például a MarkDowné. A reStructuredText szintaxisa sokkal gazdagabb és bonyolultabb lehet, és időbe telhet, mire megtanulod és hatékonyan használni kezded.</text:p>
        </text:list-item>
        <text:list-item>
          <text:p text:style-name="P21">Hosszabb szintaxis: A reStructuredText kódok általában hosszabbak és több karaktert tartalmaznak, mint a MarkDown kódok. Ez egyes felhasználóknak kényelmetlenséget okozhat, különösen, ha egyszerűbb dokumentumokat szeretnének létrehozni.</text:p>
        </text:list-item>
        <text:list-item>
          <text:p text:style-name="P22">Kevésbé elterjedt támogatás: Bár a reStructuredText támogatott és használt a Python közösségben, kevésbé elterjedt a webes tartalomkezelő rendszerekben vagy más platformokon. Ez lehet, hogy korlátozottabb támogatást és eszközöket jelent az egyes felhasználási területeken.</text:p>
        </text:list-item>
      </text:list>
      <text:p text:style-name="Textbody"/>
      <text:soft-page-break/>
      <text:p text:style-name="P23">AsciiDoc</text:p>
      <text:p text:style-name="Textbody">AsciiDoc egy könnyen olvasható és írható jelölőnyelv, amely lehetővé teszi a strukturált dokumentumok készítését. Ahogy a neve is sugallja, az AsciiDoc alapvetően ASCII-alapú, de támogatja az ASCII-n túlmutató karaktereket is. Az AsciiDoc szintaxisa lehetővé teszi a címek, bekezdések, listák, táblázatok, kódblokkok, képek és más elemek egyszerű beillesztését és formázását. A dokumentumokat általában .adoc vagy .asc fájlkiterjesztéssel mentik el.</text:p>
      <text:p text:style-name="P24">Előnyök:</text:p>
      <text:list text:style-name="LFO5" text:continue-numbering="true">
        <text:list-item>
          <text:p text:style-name="P25">Gazdag formázási lehetőségek: Az AsciiDoc széles körű formázási lehetőségeket kínál, hasonlóan a reStructuredTexthez. Lehetőséget ad a strukturált dokumentumok formázására, a címek, bekezdések, listák, táblázatok, kódblokkok, kereszthivatkozások és más elemek használatával.</text:p>
        </text:list-item>
        <text:list-item>
          <text:p text:style-name="P26">Bővíthetőség: Az AsciiDoc rendelkezik bővítési mechanizmusokkal, amelyek lehetővé teszik a saját szintaxisi elemek és további funkciók definiálását. Ez lehetővé teszi a nyelv testreszabását és kiterjesztését az egyéni igények kielégítésére.</text:p>
        </text:list-item>
        <text:list-item>
          <text:p text:style-name="P27">Konverziós lehetőségek: Az AsciiDoc támogatja a dokumentumok könnyű konverzióját más formátumokba, például HTML, PDF, EPUB vagy DocBook. Ez lehetővé teszi a dokumentumok különböző platformokon történő megosztását és közzétételét.</text:p>
        </text:list-item>
      </text:list>
      <text:p text:style-name="P28">Hátrányok:</text:p>
      <text:list text:style-name="LFO6" text:continue-numbering="true">
        <text:list-item>
          <text:p text:style-name="P29">Tanulási idő: Az AsciiDoc tanulási görbéje lehet némi időt igénylő, különösen azok számára, akik még nem találkoztak ilyen jellegű jelölőnyelvekkel. A szintaxis megértése és hatékony használata időt vehet igénybe.</text:p>
        </text:list-item>
        <text:list-item>
          <text:p text:style-name="P30">Kevesebb elterjedtség: Az AsciiDoc kevésbé elterjedt, mint a MarkDown vagy a reStructuredText, és ennek megfelelően kevesebb támogatás és eszköz áll rendelkezésre. Ez kisebb közösséget jelenthet és korlátozottabb erőforrásokat az eszközökhöz és a dokumentációhoz.</text:p>
        </text:list-item>
        <text:list-item>
          <text:p text:style-name="P31">Komplexitás: Az AsciiDoc szintaxisa komplexebb lehet, mint a MarkDown szintaxisa. Ez lehet, hogy némi tanulási görbét és extra odafigyelést igényel a dokumentumok megfelelő formázásához és szerkesztéséhez.</text:p>
        </text:list-item>
      </text:list>
      <text:p text:style-name="Textbody">Az AsciiDoc jó választás lehet, ha gazdagabb formázási lehetőségeket szeretnél, és a konverziós lehetőségek fontosak számodra. Azonban a kevesebb elterjedtség és a tanulási idő figyelembevételével érdemes megfontolni, hogy mennyire komplex dokumentumokat szeretnél létrehozni és milyen mértékben elérhetők az eszközök és erőforrások a használt környezetben.</text:p>
      <text:p text:style-name="Textbody"/>
      <text:soft-page-break/>
      <text:p text:style-name="P32">Sphinx:</text:p>
      <text:list text:style-name="LFO7" text:continue-numbering="true">
        <text:list-item>
          <text:list>
            <text:list-item>
              <text:p text:style-name="P33">Sphinx egy erőteljes dokumentációs generátor, amelyet kifejezetten Python projektekhez fejlesztettek ki.</text:p>
            </text:list-item>
            <text:list-item>
              <text:p text:style-name="P34">Használja a reStructuredText jelölőnyelvet a dokumentáció írásához, de támogatja a Markdownot is.</text:p>
            </text:list-item>
            <text:list-item>
              <text:p text:style-name="P35">A Sphinx lehetővé teszi a gazdag formázás, a tartalom automatikus generálása és a keresési funkciók beépítését.</text:p>
            </text:list-item>
            <text:list-item>
              <text:p text:style-name="P36">Az alapértelmezett kimenet HTML, de lehetőség van más formátumok (például PDF, EPUB) generálására is.</text:p>
            </text:list-item>
            <text:list-item>
              <text:p text:style-name="P37">Sphinx-t gyakran használják a Python projekt dokumentációk létrehozására, és széles körben elérhető kiegészítőkkel és sablonokkal rendelkezik.</text:p>
            </text:list-item>
          </text:list>
        </text:list-item>
      </text:list>
      <text:p text:style-name="P38">MkDocs:</text:p>
      <text:list text:style-name="LFO7" text:continue-numbering="true">
        <text:list-item>
          <text:list>
            <text:list-item>
              <text:p text:style-name="P39">MkDocs egy egyszerűsített dokumentációs generátor, amelyet elsősorban statikus webhelyek létrehozásához használnak.</text:p>
            </text:list-item>
            <text:list-item>
              <text:p text:style-name="P40">Használja a Markdown jelölőnyelvet a dokumentáció írásához.</text:p>
            </text:list-item>
            <text:list-item>
              <text:p text:style-name="P41">A MkDocs könnyen használható, gyorsan telepíthető és kezdőkbarát.</text:p>
            </text:list-item>
            <text:list-item>
              <text:p text:style-name="P42">Az alapértelmezett kimenet gyönyörűen formázott, reszponzív HTML, amely könnyen testreszabható sablonokkal.</text:p>
            </text:list-item>
            <text:list-item>
              <text:p text:style-name="P43">A MkDocs kisebb projektek, dokumentációk vagy kisebb csapatok számára lehet ideális választás.</text:p>
            </text:list-item>
          </text:list>
        </text:list-item>
      </text:list>
      <text:p text:style-name="Textbody">Mind a Sphinx, mind a MkDocs nagyszerű eszközök a dokumentáció létrehozására és HTML formátumba való konvertálására. Azonban fontos figyelembe venni a projekt igényeit, a nyelvi preferenciákat és a környezeti tényezőket, hogy kiválaszd a legmegfelelőbb eszközt. Mindkét esetben széles körben elérhető dokumentáció és közösség található, amely támogatást nyújthat az eszközök használatához és testreszabásához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imbus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órád György</dc:creator>
    <meta:creation-date>2023-07-08T16:10:00Z</meta:creation-date>
    <dc:date>2023-07-08T15:00:00Z</dc:date>
    <meta:template xlink:href="Normal" xlink:type="simple"/>
    <meta:editing-cycles>2</meta:editing-cycles>
    <meta:editing-duration>PT1800S</meta:editing-duration>
    <meta:document-statistic meta:page-count="4" meta:paragraph-count="16" meta:word-count="1047" meta:character-count="8256" meta:row-count="60" meta:non-whitespace-character-count="7225"/>
  </office:meta>
</office:document-meta>
</file>